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1FC000000F63FECB687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3.44cm" svg:height="6.508cm" svg:x="6.3cm" svg:y="7.792cm">
          <draw:image xlink:href="Pictures/10000000000001FC000000F63FECB687.gif" xlink:type="simple" xlink:show="embed" xlink:actuate="onLoad">
            <text:p/>
          </draw:image>
        </draw:frame>
        <draw:frame draw:style-name="gr1" draw:text-style-name="P1" draw:layer="layout" svg:width="13.44cm" svg:height="6.508cm" svg:x="1.66cm" svg:y="1.092cm">
          <draw:image xlink:href="Pictures/10000000000001FC000000F63FECB687.gif" xlink:type="simple" xlink:show="embed" xlink:actuate="onLoad">
            <text:p/>
          </draw:image>
        </draw:frame>
        <draw:frame draw:style-name="gr1" draw:text-style-name="P1" draw:layer="layout" svg:width="13.44cm" svg:height="6.508cm" svg:x="1.66cm" svg:y="15.092cm">
          <draw:image xlink:href="Pictures/10000000000001FC000000F63FECB687.gif" xlink:type="simple" xlink:show="embed" xlink:actuate="onLoad">
            <text:p/>
          </draw:image>
        </draw:frame>
        <draw:frame draw:style-name="gr1" draw:text-style-name="P1" draw:layer="layout" svg:width="13.44cm" svg:height="6.508cm" svg:x="6.1cm" svg:y="21.992cm">
          <draw:image xlink:href="Pictures/10000000000001FC000000F63FECB687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13T00:12:04.02</meta:creation-date>
    <meta:print-date>2017-07-13T00:13:09.26</meta:print-date>
    <dc:date>2017-07-13T01:01:44.53</dc:date>
    <meta:editing-duration>PT34M30S</meta:editing-duration>
    <meta:editing-cycles>1</meta:editing-cycles>
    <meta:document-statistic meta:object-count="4"/>
    <meta:generator>OpenOffice/4.1.2$Win32 OpenOffice.org_project/412m3$Build-9782</meta:generator>
  </office:meta>
</office:document-meta>
</file>